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181e9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124590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2f201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13d013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145ed0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65080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81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gra Malucelli Barbosa </text:span><text:span text:style-name="T1">é graduanda em Oceanografia pela Universidade Federal de Santa Catarina – UFSC, cursando atualmente a </text:span><text:span text:style-name="T2">8</text:span><text:span text:style-name="T1">ª fase. Possui conhecimento dos softwares do Pacote Office (Word, Exel, Power Point, Project), e conhecimento básico da linguage</text:span><text:span text:style-name="T2">m</text:span><text:span text:style-name="T1"> </text:span><text:span text:style-name="T2">R</text:span><text:span text:style-name="T1">. Possui experiência na área de </text:span><text:span text:style-name="T2">biogeoquímica, biologia de elasmobrânquios </text:span><text:span text:style-name="T3">e ecofisiologia algal.</text:span><text:span text:style-name="T2"> </text:span><text:span text:style-name="T3">D</text:span><text:span text:style-name="T2">esenvolveu projetos com ênfase em </text:span><text:span text:style-name="T3">análise </text:span><text:span text:style-name="T5">de qualidade da água,</text:span><text:span text:style-name="T3"> distribuição temporal e espacial </text:span><text:span text:style-name="T5">de elementos biogeoquímicos</text:span><text:span text:style-name="T3">, distribuição biogeográfica de elasmobrânquios e algas e educação ambiental. Participou do levantamento de dados espaço-temporal sobre a distribuição de arraias na Reserva Biologia Marinha do Arvoredo </text:span><text:span text:style-name="T4">desenvolvido como parte do Projeto de Pesquisa</text:span><text:span text:style-name="T3"> “Conservação dos Elasmobrânquios de Santa Catarina – SC” </text:span><text:span text:style-name="T4">do</text:span><text:span text:style-name="T3"> Departamento de Ecologia e Zoologia </text:span><text:span text:style-name="T4">da </text:span><text:span text:style-name="T6">UFSC</text:span><text:span text:style-name="T4">. </text:span><text:span text:style-name="T6">Participou também do levantamento de dados sobre a qualidade da água nos rios Papaquara e Ratones na Ilha de Santa Catarina em parceria com a Estação Ecológica de Carijós. </text:span><text:span text:style-name="T5">Por meio de experiência laboratorial no Departamento de Botânica da U</text:span><text:span text:style-name="T6">FSC</text:span><text:span text:style-name="T5"> adquiriu conhecimento dos equipamentos: PAM Open Water, quantímetro, oxímetro e phmetro. Foi monitora voluntária da disciplina de Fundamentos de Botânica e </text:span><text:span text:style-name="T6">Química Analítica para Oceanografia e</text:span><text:span text:style-name="T5"> monitora bolsista em Fenômenos de Transporte. Tem experiência com gerenciamento de projetos e pessoas devido à passagem pela Atlética de Oceanografia Henry Avery, na qual ocupou o cargo de Secretária-Geral de 2014.2 a 2015.2. </text:span><text:span text:style-name="T7">Foi Presidente de Classe de 2014,1 a 2016.2, cargo em qual era responsável pela comunicação entre docentes e discentes da turma VII de Oceanografia na UFSC.</text:span><text:span text:style-name="T5"> Participou da </text:span><text:span text:style-name="T6">15ª Semana de Ensino, Pesquisa e Extensão da UFSC, foi parte da comissão organizadora da V Semana Acadêmica de Oceanografia e foi participante do projeto voluntário “Desmitificando Tubarões e Raias: educar para conservar”. Participou de minicursos sobre escrita científica e oficinas sobre sustentabilidade. </text:span><text:span text:style-name="T7">É mergulhadora Open Water certificada pela PADI. </text:span><text:span text:style-name="T6">Possui conhecimento avançado em inglês, intermediário em alemão e básico em espanhol. </text:span></text:p>
      <text:p text:style-name="P1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08:27:26.263000000</meta:creation-date>
    <dc:date>2018-08-30T09:34:13.380000000</dc:date>
    <meta:editing-duration>PT21S</meta:editing-duration>
    <meta:editing-cycles>1</meta:editing-cycles>
    <meta:document-statistic meta:table-count="0" meta:image-count="0" meta:object-count="0" meta:page-count="1" meta:paragraph-count="2" meta:word-count="304" meta:character-count="2115" meta:non-whitespace-character-count="1808"/>
    <meta:generator>LibreOffice/5.4.2.2$Windows_X86_64 LibreOffice_project/22b09f6418e8c2d508a9eaf86b2399209b0990f4</meta:generator>
  </office:meta>
</office:document-meta>
</file>